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2.5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text-properties officeooo:paragraph-rsid="00812ca7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3424f" officeooo:paragraph-rsid="00812ca7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3bce7" officeooo:paragraph-rsid="00812ca7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63b6" officeooo:paragraph-rsid="00812ca7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39f3" officeooo:paragraph-rsid="00812ca7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7b81b4" officeooo:paragraph-rsid="00812ca7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3bce7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66609" officeooo:paragraph-rsid="00812ca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d3e95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33b26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4pt" officeooo:paragraph-rsid="00812ca7" style:font-size-asian="14pt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90d0f" officeooo:paragraph-rsid="00890d0f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a95ed" officeooo:paragraph-rsid="008a95ed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872887"/>
    </style:style>
    <style:style style:name="T2" style:family="text">
      <style:text-properties fo:color="#3465a4" loext:opacity="100%" fo:font-style="normal" fo:font-weight="bold" officeooo:rsid="009b7b6b" style:font-style-asian="normal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row table:style-name="TableLine94318509915424">
          <table:table-cell table:style-name="Tableau1.A1" office:value-type="string">
            <text:p text:style-name="P7"><text:span text:style-name="T1">Évaluation chapitre 2 : Recette de cuisine</text:span> </text:p>
          </table:table-cell>
        </table:table-row>
        <table:table-row table:style-name="TableLine94318510341952">
          <table:table-cell table:style-name="Tableau1.A2" office:value-type="string">
            <text:p text:style-name="P24"><text:span text:style-name="T2">Durée :</text:span></text:p>
            <text:p text:style-name="P1"/>
          </table:table-cell>
        </table:table-row>
        <table:table-row table:style-name="TableLine94318510420976">
          <table:table-cell table:style-name="Tableau1.A3" office:value-type="string">
            <text:p text:style-name="P3">Matériel</text:p>
          </table:table-cell>
        </table:table-row>
        <table:table-row table:style-name="TableLine94318510421856">
          <table:table-cell table:style-name="Tableau1.A4" office:value-type="string">
            <text:p text:style-name="P25">Annexe : papier millimétré</text:p>
            <text:p text:style-name="P26">règles, crayons à papier gomm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9M45S</meta:editing-duration>
    <meta:editing-cycles>45</meta:editing-cycles>
    <meta:generator>LibreOffice/7.0.4.2$Linux_X86_64 LibreOffice_project/00$Build-2</meta:generator>
    <meta:creation-date>2021-02-11T10:59:54.903285377</meta:creation-date>
    <meta:initial-creator>J Cercy</meta:initial-creator>
    <dc:date>2021-05-18T20:23:11.511239763</dc:date>
    <dc:creator>J Cercy</dc:creator>
    <meta:document-statistic meta:table-count="1" meta:image-count="0" meta:object-count="0" meta:page-count="1" meta:paragraph-count="5" meta:word-count="19" meta:character-count="114" meta:non-whitespace-character-count="99"/>
  </office:meta>
</office:document-meta>
</file>